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000000013000000131CA27246021C879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525b" officeooo:paragraph-rsid="0005525b"/>
    </style:style>
    <style:style style:name="P2" style:family="paragraph" style:parent-style-name="Standard">
      <style:paragraph-properties fo:text-align="center" style:justify-single-word="false"/>
      <style:text-properties officeooo:rsid="0005525b" officeooo:paragraph-rsid="0005525b"/>
    </style:style>
    <style:style style:name="P3" style:family="paragraph" style:parent-style-name="Standard">
      <style:paragraph-properties fo:text-align="center" style:justify-single-word="false"/>
      <style:text-properties fo:font-size="14pt" fo:font-weight="bold" officeooo:rsid="000cac5e" officeooo:paragraph-rsid="000cac5e" style:font-size-asian="14pt" style:font-weight-asian="bold" style:font-size-complex="14pt" style:font-weight-complex="bold"/>
    </style:style>
    <style:style style:name="P4" style:family="paragraph" style:parent-style-name="Text_20_body">
      <style:paragraph-properties fo:text-align="start" style:justify-single-word="false"/>
      <style:text-properties officeooo:rsid="0005525b" officeooo:paragraph-rsid="0005525b"/>
    </style:style>
    <style:style style:name="P5" style:family="paragraph" style:parent-style-name="Text_20_body">
      <style:paragraph-properties fo:text-align="start" style:justify-single-word="false"/>
      <style:text-properties officeooo:rsid="00091076" officeooo:paragraph-rsid="0009e52e"/>
    </style:style>
    <style:style style:name="P6" style:family="paragraph" style:parent-style-name="Text_20_body">
      <style:paragraph-properties fo:text-align="center" style:justify-single-word="false"/>
      <style:text-properties officeooo:rsid="000cac5e" officeooo:paragraph-rsid="000cac5e"/>
    </style:style>
    <style:style style:name="P7" style:family="paragraph" style:parent-style-name="Text_20_body">
      <style:paragraph-properties fo:text-align="start" style:justify-single-word="false"/>
      <style:text-properties fo:font-size="12pt" fo:font-weight="normal" officeooo:rsid="00145ec2" officeooo:paragraph-rsid="00145ec2"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fo:font-size="12pt" fo:font-weight="normal" officeooo:rsid="001eefbe" officeooo:paragraph-rsid="001eefbe"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fo:font-size="12pt" fo:font-weight="normal" officeooo:rsid="001eefbe" officeooo:paragraph-rsid="00237fd3"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size="12pt" fo:font-weight="normal" officeooo:rsid="0027210e" officeooo:paragraph-rsid="0027210e"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2pt" fo:font-weight="normal" officeooo:rsid="002bb396" officeooo:paragraph-rsid="002bb396"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font-weight="normal" officeooo:rsid="00300eea" officeooo:paragraph-rsid="00300eea"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fo:font-size="12pt" fo:font-weight="normal" officeooo:rsid="003048b9" officeooo:paragraph-rsid="003048b9" style:font-size-asian="12pt" style:font-weight-asian="normal" style:font-size-complex="12pt" style:font-weight-complex="normal"/>
    </style:style>
    <style:style style:name="P14" style:family="paragraph" style:parent-style-name="Text_20_body">
      <style:paragraph-properties fo:text-align="center" style:justify-single-word="false"/>
      <style:text-properties officeooo:paragraph-rsid="00145ec2"/>
    </style:style>
    <style:style style:name="P15" style:family="paragraph" style:parent-style-name="Text_20_body">
      <style:paragraph-properties fo:text-align="center" style:justify-single-word="false"/>
      <style:text-properties fo:font-size="18pt" fo:font-weight="bold" officeooo:rsid="00145ec2" officeooo:paragraph-rsid="001eefbe" style:font-size-asian="18pt" style:font-weight-asian="bold" style:font-size-complex="18pt" style:font-weight-complex="bold"/>
    </style:style>
    <style:style style:name="P16" style:family="paragraph" style:parent-style-name="Text_20_body">
      <style:paragraph-properties fo:text-align="center" style:justify-single-word="false"/>
      <style:text-properties fo:font-size="18pt" fo:font-weight="bold" officeooo:rsid="001eefbe" officeooo:paragraph-rsid="00237fd3"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officeooo:paragraph-rsid="0005525b"/>
    </style:style>
    <style:style style:name="P18" style:family="paragraph" style:parent-style-name="Heading_20_2">
      <style:paragraph-properties fo:text-align="center" style:justify-single-word="false"/>
      <style:text-properties officeooo:rsid="0005525b" officeooo:paragraph-rsid="0005525b"/>
    </style:style>
    <style:style style:name="P19" style:family="paragraph" style:parent-style-name="Heading_20_2">
      <style:paragraph-properties fo:text-align="center" style:justify-single-word="false"/>
      <style:text-properties officeooo:rsid="0005525b" officeooo:paragraph-rsid="0020535d"/>
    </style:style>
    <style:style style:name="P20" style:family="paragraph" style:parent-style-name="Heading_20_2">
      <style:paragraph-properties fo:text-align="center" style:justify-single-word="false"/>
      <style:text-properties officeooo:rsid="000cac5e" officeooo:paragraph-rsid="000cac5e"/>
    </style:style>
    <style:style style:name="P21" style:family="paragraph" style:parent-style-name="Heading_20_2">
      <style:paragraph-properties fo:text-align="center" style:justify-single-word="false"/>
      <style:text-properties fo:font-size="14pt" fo:font-weight="bold" officeooo:rsid="000cac5e" officeooo:paragraph-rsid="000cac5e" style:font-size-asian="14pt" style:font-weight-asian="bold" style:font-size-complex="14pt" style:font-weight-complex="bold"/>
    </style:style>
    <style:style style:name="P22" style:family="paragraph" style:parent-style-name="Heading_20_2">
      <style:paragraph-properties fo:text-align="center" style:justify-single-word="false"/>
      <style:text-properties fo:font-size="14pt" fo:font-weight="bold" officeooo:rsid="00145ec2" officeooo:paragraph-rsid="00145ec2" style:font-size-asian="14pt" style:font-weight-asian="bold" style:font-size-complex="14pt" style:font-weight-complex="bold"/>
    </style:style>
    <style:style style:name="P23" style:family="paragraph" style:parent-style-name="Heading_20_2">
      <style:paragraph-properties fo:text-align="center" style:justify-single-word="false"/>
      <style:text-properties officeooo:paragraph-rsid="00145ec2"/>
    </style:style>
    <style:style style:name="P24" style:family="paragraph" style:parent-style-name="Heading_20_2">
      <style:paragraph-properties fo:text-align="center" style:justify-single-word="false"/>
      <style:text-properties fo:font-size="18pt" fo:font-weight="bold" officeooo:rsid="00145ec2" officeooo:paragraph-rsid="00145ec2" style:font-size-asian="18pt" style:font-weight-asian="bold" style:font-size-complex="18pt" style:font-weight-complex="bold"/>
    </style:style>
    <style:style style:name="P25" style:family="paragraph" style:parent-style-name="Heading_20_2">
      <style:paragraph-properties fo:text-align="center" style:justify-single-word="false"/>
      <style:text-properties fo:font-size="18pt" fo:font-weight="bold" officeooo:rsid="00145ec2" officeooo:paragraph-rsid="001eefbe" style:font-size-asian="18pt" style:font-weight-asian="bold" style:font-size-complex="18pt" style:font-weight-complex="bold"/>
    </style:style>
    <style:style style:name="P26" style:family="paragraph" style:parent-style-name="Heading_20_2">
      <style:paragraph-properties fo:text-align="center" style:justify-single-word="false"/>
      <style:text-properties fo:font-size="18pt" fo:font-weight="bold" officeooo:rsid="001eefbe" officeooo:paragraph-rsid="001eefbe" style:font-size-asian="18pt" style:font-weight-asian="bold" style:font-size-complex="18pt" style:font-weight-complex="bold"/>
    </style:style>
    <style:style style:name="P27" style:family="paragraph" style:parent-style-name="Heading_20_2">
      <style:paragraph-properties fo:text-align="center" style:justify-single-word="false"/>
      <style:text-properties fo:font-size="18pt" fo:font-weight="bold" officeooo:rsid="001eefbe" officeooo:paragraph-rsid="00237fd3" style:font-size-asian="18pt" style:font-weight-asian="bold" style:font-size-complex="18pt" style:font-weight-complex="bold"/>
    </style:style>
    <style:style style:name="P28" style:family="paragraph" style:parent-style-name="Heading_20_2">
      <style:paragraph-properties fo:text-align="center" style:justify-single-word="false"/>
      <style:text-properties fo:font-size="18pt" fo:font-weight="bold" officeooo:rsid="002bb396" officeooo:paragraph-rsid="002bb396" style:font-size-asian="18pt" style:font-weight-asian="bold" style:font-size-complex="18pt" style:font-weight-complex="bold"/>
    </style:style>
    <style:style style:name="P29" style:family="paragraph" style:parent-style-name="Preformatted_20_Text">
      <style:paragraph-properties fo:margin-top="0cm" fo:margin-bottom="0.499cm" loext:contextual-spacing="false"/>
    </style:style>
    <style:style style:name="P30" style:family="paragraph" style:parent-style-name="Heading_20_4">
      <style:paragraph-properties fo:text-align="center" style:justify-single-word="false"/>
      <style:text-properties officeooo:rsid="0005525b" officeooo:paragraph-rsid="0005525b"/>
    </style:style>
    <style:style style:name="P31" style:family="paragraph" style:parent-style-name="Preformatted_20_Text">
      <style:paragraph-properties fo:text-align="start" style:justify-single-word="false"/>
      <style:text-properties fo:font-size="12pt" fo:font-weight="normal" officeooo:rsid="000cac5e" officeooo:paragraph-rsid="000cac5e" style:font-size-asian="12pt" style:font-weight-asian="normal" style:font-size-complex="12pt" style:font-weight-complex="normal"/>
    </style:style>
    <style:style style:name="P32" style:family="paragraph" style:parent-style-name="Preformatted_20_Text">
      <style:paragraph-properties fo:text-align="start" style:justify-single-word="false"/>
      <style:text-properties fo:font-size="12pt" fo:font-weight="normal" officeooo:rsid="00110eb4" officeooo:paragraph-rsid="00110eb4"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font-weight="normal" officeooo:rsid="00145ec2" officeooo:paragraph-rsid="00145ec2"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font-size="12pt" fo:font-weight="normal" officeooo:rsid="001eefbe" officeooo:paragraph-rsid="00237fd3" style:font-size-asian="12pt" style:font-weight-asian="normal" style:font-size-complex="12pt" style:font-weight-complex="normal"/>
    </style:style>
    <style:style style:name="P35" style:family="paragraph" style:parent-style-name="Heading_20_1">
      <style:paragraph-properties fo:text-align="center" style:justify-single-word="false"/>
      <style:text-properties fo:font-size="18pt" fo:font-weight="bold" officeooo:rsid="001eefbe" officeooo:paragraph-rsid="001eefbe" style:font-size-asian="18pt" style:font-weight-asian="bold" style:font-size-complex="18pt" style:font-weight-complex="bold"/>
    </style:style>
    <style:style style:name="P36" style:family="paragraph" style:parent-style-name="Heading_20_1">
      <style:paragraph-properties fo:text-align="center" style:justify-single-word="false"/>
      <style:text-properties officeooo:paragraph-rsid="00237fd3"/>
    </style:style>
    <style:style style:name="P37" style:family="paragraph" style:parent-style-name="Standard" style:list-style-name="L1">
      <style:text-properties officeooo:rsid="0005525b" officeooo:paragraph-rsid="0005525b"/>
    </style:style>
    <style:style style:name="P38" style:family="paragraph" style:parent-style-name="Standard" style:list-style-name="L1">
      <style:text-properties officeooo:rsid="0005fd0a" officeooo:paragraph-rsid="0005fd0a"/>
    </style:style>
    <style:style style:name="P39" style:family="paragraph" style:parent-style-name="Standard" style:list-style-name="L1">
      <style:text-properties officeooo:rsid="000cac5e" officeooo:paragraph-rsid="000cac5e"/>
    </style:style>
    <style:style style:name="P40" style:family="paragraph" style:parent-style-name="Standard" style:list-style-name="L1">
      <style:paragraph-properties fo:text-align="center" style:justify-single-word="false"/>
      <style:text-properties fo:font-size="14pt" fo:font-weight="bold" officeooo:rsid="000cac5e" officeooo:paragraph-rsid="000cac5e" style:font-size-asian="14pt" style:font-weight-asian="bold" style:font-size-complex="14pt" style:font-weight-complex="bold"/>
    </style:style>
    <style:style style:name="P41" style:family="paragraph" style:parent-style-name="Standard" style:list-style-name="L1">
      <style:text-properties officeooo:rsid="00237fd3" officeooo:paragraph-rsid="00237fd3"/>
    </style:style>
    <style:style style:name="P42" style:family="paragraph" style:parent-style-name="Standard" style:list-style-name="L1">
      <style:paragraph-properties fo:text-align="start" style:justify-single-word="false"/>
      <style:text-properties fo:font-size="12pt" fo:font-weight="normal" officeooo:rsid="000cac5e" officeooo:paragraph-rsid="000cac5e" style:font-size-asian="12pt" style:font-weight-asian="normal" style:font-size-complex="12pt" style:font-weight-complex="normal"/>
    </style:style>
    <style:style style:name="P43" style:family="paragraph" style:parent-style-name="Text_20_body" style:list-style-name="L1">
      <style:text-properties officeooo:rsid="000cac5e" officeooo:paragraph-rsid="000cac5e"/>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paragraph-properties fo:text-align="start" style:justify-single-word="false"/>
      <style:text-properties fo:font-size="12pt" fo:font-weight="normal" officeooo:rsid="0032c0e9" officeooo:paragraph-rsid="0032c0e9"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normal" officeooo:rsid="0032c0e9" officeooo:paragraph-rsid="0032c0e9" style:font-size-asian="10.5pt" style:font-weight-asian="normal" style:font-size-complex="12pt" style:font-weight-complex="normal"/>
    </style:style>
    <style:style style:name="P49" style:family="paragraph" style:parent-style-name="Text_20_body" style:list-style-name="L4">
      <style:paragraph-properties fo:margin-top="0cm" fo:margin-bottom="0cm" loext:contextual-spacing="false"/>
    </style:style>
    <style:style style:name="P50" style:family="paragraph" style:parent-style-name="Heading_20_2" style:list-style-name="L1">
      <style:paragraph-properties fo:text-align="center" style:justify-single-word="false"/>
      <style:text-properties officeooo:rsid="0005fd0a" officeooo:paragraph-rsid="0005fd0a"/>
    </style:style>
    <style:style style:name="P51" style:family="paragraph" style:parent-style-name="Heading_20_2" style:list-style-name="L1">
      <style:paragraph-properties fo:text-align="center" style:justify-single-word="false"/>
      <style:text-properties fo:font-size="14pt" fo:font-weight="bold" officeooo:rsid="001c8f74" officeooo:paragraph-rsid="0020535d" style:font-size-asian="14pt" style:font-weight-asian="bold" style:font-size-complex="14pt" style:font-weight-complex="bold"/>
    </style:style>
    <style:style style:name="P52" style:family="paragraph" style:parent-style-name="Heading_20_2">
      <style:paragraph-properties fo:text-align="center" style:justify-single-word="false"/>
      <style:text-properties fo:font-size="18pt" fo:font-weight="bold" officeooo:rsid="00145ec2" officeooo:paragraph-rsid="0032c0e9" style:font-size-asian="18pt" style:font-weight-asian="bold" style:font-size-complex="18pt" style:font-weight-complex="bold"/>
    </style:style>
    <style:style style:name="T1" style:family="text">
      <style:text-properties style:text-position="super 58%"/>
    </style:style>
    <style:style style:name="T2" style:family="text">
      <style:text-properties officeooo:rsid="00088d14"/>
    </style:style>
    <style:style style:name="T3" style:family="text">
      <style:text-properties officeooo:rsid="0009e52e"/>
    </style:style>
    <style:style style:name="T4" style:family="text">
      <style:text-properties officeooo:rsid="000e0ae2"/>
    </style:style>
    <style:style style:name="T5" style:family="text">
      <style:text-properties officeooo:rsid="00110eb4"/>
    </style:style>
    <style:style style:name="T6" style:family="text">
      <style:text-properties officeooo:rsid="00130002"/>
    </style:style>
    <style:style style:name="T7" style:family="text">
      <style:text-properties officeooo:rsid="001a4933"/>
    </style:style>
    <style:style style:name="T8" style:family="text">
      <style:text-properties officeooo:rsid="001c8f74"/>
    </style:style>
    <style:style style:name="T9" style:family="text">
      <style:text-properties officeooo:rsid="001eefbe"/>
    </style:style>
    <style:style style:name="T10" style:family="text">
      <style:text-properties officeooo:rsid="0020535d"/>
    </style:style>
    <style:style style:name="T11" style:family="text">
      <style:text-properties officeooo:rsid="00237fd3"/>
    </style:style>
    <style:style style:name="T12" style:family="text">
      <style:text-properties fo:font-size="18pt" fo:font-weight="bold" officeooo:rsid="00237fd3" style:font-size-asian="18pt" style:font-weight-asian="bold" style:font-size-complex="18pt" style:font-weight-complex="bold"/>
    </style:style>
    <style:style style:name="T13" style:family="text">
      <style:text-properties officeooo:rsid="0024ad8c"/>
    </style:style>
    <style:style style:name="T14" style:family="text">
      <style:text-properties officeooo:rsid="0005525b"/>
    </style:style>
    <style:style style:name="T15" style:family="text">
      <style:text-properties fo:font-weight="bold" officeooo:rsid="0005525b" style:font-weight-asian="bold" style:font-weight-complex="bold"/>
    </style:style>
    <style:style style:name="T16" style:family="text">
      <style:text-properties officeooo:rsid="002861c4"/>
    </style:style>
    <style:style style:name="T17" style:family="text">
      <style:text-properties officeooo:rsid="00295a24"/>
    </style:style>
    <style:style style:name="T18" style:family="text">
      <style:text-properties officeooo:rsid="00300eea"/>
    </style:style>
    <style:style style:name="T19" style:family="text">
      <style:text-properties officeooo:rsid="003048b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Github :</text:h>
      <text:p text:style-name="P6">Username : AIREL46</text:p>
      <text:p text:style-name="P6">mp : 3rl<text:span text:style-name="T4">19</text:span>46</text:p>
      <text:h text:style-name="P18" text:outline-level="2"><text:span text:style-name="T8">1.1 </text:span>Qu'est-ce que versionner son code ?</text:h>
      <text:p text:style-name="P4"><text:span text:style-name="T2">C</text:span>'est gérer les versions de <text:span text:style-name="T2">ce</text:span> code au fur et à mesure <text:span text:style-name="T2">de ses</text:span> modifi<text:span text:style-name="T2">cations</text:span>.</text:p>
      <text:h text:style-name="P18" text:outline-level="2"><text:span text:style-name="T8">1.2 </text:span>Git par rapport aux autres solutions de versioning</text:h>
      <text:p text:style-name="P17"><text:bookmark text:name="r-3662288"/><text:span text:style-name="T14">Il existe de nombreux logiciels de gestion de version, qui peuvent être basés sur différents modèles, centralisé et </text:span><text:span text:style-name="T15">distribué (Git)</text:span><text:span text:style-name="T14">.</text:span></text:p>
      <text:h text:style-name="P18" text:outline-level="2"><text:span text:style-name="T8">1.3 </text:span>Installez Git</text:h>
      <text:h text:style-name="P30" text:outline-level="4"><text:bookmark text:name="r-2460934"/>Linux</text:h>
      <text:p text:style-name="Text_20_body"><text:bookmark text:name="r-2460932"/>Téléchargez la dernière version de Git sur : http://git-scm.com/downloads<text:line-break/>Ouvrez le fichier ainsi téléchargé et suivez les instructions en laissant toutes les valeurs par défaut.</text:p>
      <text:p text:style-name="Text_20_body"><text:bookmark text:name="r-2448487"/><text:bookmark text:name="r-2460933"/>Ouvrez la console.</text:p>
      <text:p text:style-name="Text_20_body"><text:bookmark text:name="r-2448488"/>Exécutez la commande suivante pour définir votre nom et l’email que vous utiliserez ensuite pour créer votre compte gratuit sur GitHub:</text:p>
      <text:p text:style-name="Preformatted_20_Text"><text:bookmark text:name="r-2448489"/><text:span text:style-name="Example">git config --global user.name "Votre nom ou pseudo"</text:span></text:p>
      <text:p text:style-name="P29"><text:span text:style-name="Example">git config --global user.email "Votre@email.com"</text:span></text:p>
      <text:p text:style-name="Text_20_body"><text:bookmark text:name="r-2448492"/>Pour vérifier que tout va bien, relancez votre console et tapez simplement 'git'. Si l’installation a fonctionné, vous devriez voir du texte en anglais expliquant l’utilisation de Git.</text:p>
      <text:h text:style-name="P18" text:outline-level="2"><text:span text:style-name="T8">1.4 </text:span>Faites votre premier commit : <text:span text:style-name="T3">sudo « cde »</text:span></text:h>
      <text:p text:style-name="P5">Au préalable créer un répertoire (mkdir) <text:s/>et <text:span text:style-name="T3">git init, créer </text:span>un nouveau fichier.<text:span text:style-name="T3">md</text:span> <text:span text:style-name="T3">(touch), puis git add et git commit -m « commentaire »</text:span></text:p>
      <text:h text:style-name="P19" text:outline-level="2"><text:span text:style-name="T8">1.5 </text:span>Lisez l'historique</text:h>
      <text:p text:style-name="P2"/>
      <text:p text:style-name="P2">Git init / add / commit /status / log</text:p>
      <text:p text:style-name="P1"/>
      <text:list xml:id="list1798179446993761033" text:style-name="L1">
        <text:list-item>
          <text:p text:style-name="P37">Créer un nouveau répertoire avec sudo mkdir bidon</text:p>
        </text:list-item>
        <text:list-item>
          <text:p text:style-name="P37">cd bidon</text:p>
        </text:list-item>
        <text:list-item>
          <text:p text:style-name="P37">sudo git init</text:p>
        </text:list-item>
        <text:list-item>
          <text:p text:style-name="P37"><text:soft-page-break/>sudo touch bidon.md</text:p>
        </text:list-item>
        <text:list-item>
          <text:p text:style-name="P37">sudo <text:span text:style-name="T3">git </text:span>add bidon.md</text:p>
        </text:list-item>
        <text:list-item>
          <text:p text:style-name="P37">sudo git commit -am « Je viens d’ajouter un nouveau fichier » (1<text:span text:style-name="T1">er</text:span> commit)</text:p>
        </text:list-item>
        <text:list-item>
          <text:p text:style-name="P37">sudo gedit bidon.md (ajouter une première ligne au fichier)</text:p>
        </text:list-item>
        <text:list-item>
          <text:p text:style-name="P37">sudo git status (info en rouge)</text:p>
        </text:list-item>
        <text:list-item>
          <text:p text:style-name="P37">sudo add bidon.md </text:p>
        </text:list-item>
        <text:list-item>
          <text:p text:style-name="P37">sudo git status (info en vert)</text:p>
        </text:list-item>
        <text:list-item>
          <text:p text:style-name="P37">sudo git commit -m « Je viens d’ajouter une première ligne » (2ème commit)</text:p>
        </text:list-item>
        <text:list-item>
          <text:p text:style-name="P38">sudo git log (donne l’ensemble des commits)</text:p>
        </text:list-item>
        <text:list-item>
          <text:p text:style-name="P38">Faire autant de modifications que nécessaires et finaliser par un commit</text:p>
        </text:list-item>
        <text:list-item>
          <text:p text:style-name="P38">Pour éviter sudo git add → sudo git commit -a -m « baratin »</text:p>
          <text:list>
            <text:list-header>
              <text:h text:style-name="P50" text:outline-level="2"><text:span text:style-name="T8">1.6 </text:span>Positionnez-vous sur un commit donné</text:h>
            </text:list-header>
          </text:list>
        </text:list-item>
        <text:list-item>
          <text:p text:style-name="P39">Sudo git checkout « N° du sha »</text:p>
        </text:list-item>
        <text:list-item>
          <text:p text:style-name="P39">sudo git checkout master (revenir à la branche principale)</text:p>
          <text:list>
            <text:list-header>
              <text:h text:style-name="P51" text:outline-level="2">1.7 Quiz</text:h>
            </text:list-header>
          </text:list>
          <text:p text:style-name="P40"/>
        </text:list-item>
      </text:list>
      <text:p text:style-name="P3"><text:span text:style-name="T8">2.1 </text:span>Découvrez les remotes</text:p>
      <text:list xml:id="list182148486656080" text:continue-numbering="true" text:style-name="L1">
        <text:list-item>
          <text:p text:style-name="P43"><text:bookmark text:name="r-3669537"/>Lorsque vous travaillez sur un projet sur votre machine, il est important d'avoir un backup de votre code sur une autre machine, au cas où la vôtre tombe en panne par exemple. Une fois que vous avez travaillé sur votre code et effectué vos commits, vous allez donc les envoyer sur un <text:span text:style-name="Strong_20_Emphasis">remote</text:span>, c'est-à-dire une autre machine qui peut être : </text:p>
        </text:list-item>
        <text:list-item text:style-override="L2">
          <text:p text:style-name="P44"><text:bookmark text:name="r-3669538"/><text:bookmark text:name="r-3669539"/><text:bookmark text:name="r-3669542"/>interne (si vous avez la chance d'avoir plusieurs ordinateurs <draw:frame draw:style-name="fr1" draw:name="Image1" text:anchor-type="as-char" svg:width="0.503cm" svg:height="0.503cm" draw:z-index="0"><draw:image xlink:href="Pictures/1000020000000013000000131CA27246021C879F.png" xlink:type="simple" xlink:show="embed" xlink:actuate="onLoad"/><svg:title>;)</svg:title></draw:frame> )</text:p>
        </text:list-item>
        <text:list-item text:style-override="L2">
          <text:p text:style-name="P44"><text:bookmark text:name="r-3669540"/><text:bookmark text:name="r-3669541"/>ou externe (grâce à des services comme <text:a xlink:type="simple" xlink:href="https://github.com/" text:style-name="Internet_20_link" text:visited-style-name="Visited_20_Internet_20_Link">GitHub</text:a> ou <text:a xlink:type="simple" xlink:href="https://bitbucket.org/" text:style-name="Internet_20_link" text:visited-style-name="Visited_20_Internet_20_Link">BitBucket</text:a>). Utiliser un remote externe va aussi vous permettre de travailler sur des projets à plusieurs, pour que tout le monde ait accès aux dernières modifications de chacun sur un remote partagé. </text:p>
        </text:list-item>
        <text:list-item>
          <text:p text:style-name="P39">sudo git remote « <text:span text:style-name="T11">URL du remote », par exemple</text:span></text:p>
        </text:list-item>
        <text:list-item>
          <text:p text:style-name="P41">sudo git remote <text:a xlink:type="simple" xlink:href="https://github.com/AIREL46/SCAO" text:style-name="Internet_20_link" text:visited-style-name="Visited_20_Internet_20_Link">https://github.com/AIREL46/SCAO</text:a></text:p>
        </text:list-item>
        <text:list-item>
          <text:p text:style-name="P41"/>
          <text:p text:style-name="P40"><text:span text:style-name="T8">2.2 </text:span>Github, qu’est-ce que c’est ?</text:p>
        </text:list-item>
        <text:list-item>
          <text:p text:style-name="P42">Repository (dépôt informatique)</text:p>
        </text:list-item>
      </text:list>
      <text:h text:style-name="P21" text:outline-level="2"><text:span text:style-name="T8">2.3 </text:span>Récupérez du code d'un autre repository</text:h>
      <text:p text:style-name="P32">Après avoir créer un nouveau répertoire (mkdir) « demo », se positionner dans ce répertoire (cd), <text:span text:style-name="T6">et :</text:span></text:p>
      <text:p text:style-name="P32"/>
      <text:p text:style-name="P31"><text:bookmark text:name="r-3669602"/><text:span text:style-name="T5">Sudo </text:span>git clone <text:a xlink:type="simple" xlink:href="https://github.com/facebook/react.git" text:style-name="Internet_20_link" text:visited-style-name="Visited_20_Internet_20_Link">https://github.com/facebook/react.git</text:a></text:p>
      <text:p text:style-name="P31"/>
      <text:p text:style-name="P32">Après exécution de la cde, dans démo le répertoire react est créé, <text:span text:style-name="T13">son contenu est le même que celui de github.</text:span> <text:s text:c="2"/></text:p>
      <text:p text:style-name="P32"/>
      <text:h text:style-name="P22" text:outline-level="2"><text:soft-page-break/><text:span text:style-name="T8">2.4 </text:span>Créez votre premier repository</text:h>
      <text:p text:style-name="P33">C'est parti pour créer votre premier repository. <text:span text:style-name="T7">C</text:span>onnectez-vous à votre compte GitHub. Cliquez sur le bouton "Create new" symbolisé par un signe "+" en haut à droite de votre écran, puis "New repository". </text:p>
      <text:p text:style-name="P7"><text:bookmark text:name="r-3691117"/>Et voilà, vous avez créé votre premier repository sur GitHub ! Vous pouvez maintenant :</text:p>
      <text:list xml:id="list1492195597692331737" text:style-name="L3">
        <text:list-item>
          <text:p text:style-name="P45"><text:bookmark text:name="r-3691201"/><text:bookmark text:name="r-3691198"/><text:bookmark text:name="r-3691197"/>voir les commits effectués sur votre repository (par vous et vos éventuels contributeurs) </text:p>
        </text:list-item>
        <text:list-item>
          <text:p text:style-name="P45"><text:bookmark text:name="r-3691200"/><text:bookmark text:name="r-3691199"/>cloner votre projet et le ramener sur votre machine avec la commande git clone que l'on a vue dans le chapitre précédent. </text:p>
        </text:list-item>
      </text:list>
      <text:p text:style-name="P33"/>
      <text:h text:style-name="P23" text:outline-level="2"><text:span text:style-name="T8">2.5 </text:span>Envoyez votre code sur GitHub</text:h>
      <text:p text:style-name="P14"/>
      <text:p text:style-name="P33"><text:bookmark text:name="r-3954979"/>git push origin master</text:p>
      <text:p text:style-name="P33"/>
      <text:h text:style-name="P24" text:outline-level="2"><text:span text:style-name="T9">2.6 </text:span>Récupérez des modifications</text:h>
      <text:p text:style-name="P8">Git pull origin master</text:p>
      <text:h text:style-name="P26" text:outline-level="2">2.7 Quiz</text:h>
      <text:h text:style-name="P35" text:outline-level="1"><text:span text:style-name="T10">2.8 </text:span>Activité</text:h>
      <text:p text:style-name="P8">Cet exercice a pour objectif de mettre en pratique les notions <text:span text:style-name="T10">a</text:span>cquises dans les deux premières parties de ce cours.</text:p>
      <text:p text:style-name="Text_20_body">Vous devez créer un repository Git simple contenant :</text:p>
      <text:list xml:id="list6308008188164226506" text:style-name="L4">
        <text:list-item>
          <text:p text:style-name="P49">Un fichier nommé "README.txt" qui présente le projet; </text:p>
        </text:list-item>
        <text:list-item>
          <text:p text:style-name="P49">Au moins 2 autres fichiers de votre choix (ils peuvent contenir des scripts de code, du texte sur un projet personnel...); </text:p>
        </text:list-item>
        <text:list-item>
          <text:p text:style-name="P46">Au moins 4 commits distincts montrant l’ajout puis la modification de certains fichiers. </text:p>
        </text:list-item>
      </text:list>
      <text:p text:style-name="Text_20_body">Prêtez attention à la qualité de vos messages de commit et essayez d’être précis. Par exemple, évitez des commentaires comme “commit 1”, “commit 2” etc. qui n'expliquent pas les modifications que vous avez effectuées.</text:p>
      <text:p text:style-name="Text_20_body">Une fois que vous avez créé votre repository Git, envoyez-le sur GitHub, puis copiez l’URL du repository GitHub créé spécialement pour cette activité (format: <text:span text:style-name="Emphasis">https://github.com/votrenomd'utilisateur/votreprojet). </text:span>Par exemple, voici l'URL du repository <text:soft-page-break/>GitHub nommé "Simple-Placeholder" que j'ai créé pour cette activité : <text:a xlink:type="simple" xlink:href="https://github.com/marcgg/Simple-Placeholder" text:style-name="Internet_20_link" text:visited-style-name="Visited_20_Internet_20_Link">https://github.com/marcgg/Simple-Placeholder</text:a></text:p>
      <text:p text:style-name="Text_20_body">Enfin, téléchargez <text:a xlink:type="simple" xlink:href="https://static.oc-static.com/prod/courses/files/gerer-son-code-avec-git-et-github/git_p2_activité.txt?v=4" text:style-name="Internet_20_link" text:visited-style-name="Visited_20_Internet_20_Link">ce document texte</text:a>. Indiquez votre URL après "L'URL de mon repository sur GitHub" dans ce document texte, et enregistrez-le. Pour envoyer votre travail, compressez le document .txt que vous avez modifié dans un fichier .zip, et envoyez ce .zip.</text:p>
      <text:h text:style-name="P36" text:outline-level="1"><text:span text:style-name="T12">3.1 </text:span>Créez des branches</text:h>
      <text:p text:style-name="P9">Les branches permettent de travailler sur des versions de code qui divergent de la branche principale contenant votre code courant. </text:p>
      <text:p text:style-name="P10">Par défaut, quand je crée un repository, Git crée une branche master.</text:p>
      <text:p text:style-name="P34"><text:bookmark text:name="r-3955329"/>git branch nouvelle-branche <text:span text:style-name="T11">(création d’une nouvelle branche)</text:span></text:p>
      <text:p text:style-name="P34"/>
      <text:p text:style-name="P34"><text:bookmark text:name="r-3955333"/>git checkout nouvelle-branche <text:span text:style-name="T11">(se placer dans la nouvelle branche)</text:span></text:p>
      <text:p text:style-name="P34"/>
      <text:p text:style-name="P9"/>
      <text:h text:style-name="P27" text:outline-level="2"><text:span text:style-name="T16">3.2 </text:span>Fusionnez des branches</text:h>
      <text:p text:style-name="P9">Lorsque vous travaillez sur plusieurs branches, il va souvent vous arriver de vouloir ajouter  dans une branche A les mises à jour que vous avez faites dans une autre branche B. Pour cela, on se place dans la branche A :</text:p>
      <text:p text:style-name="P29"><text:bookmark text:name="r-3955347"/><text:span text:style-name="Example">git checkout brancheA</text:span></text:p>
      <text:p text:style-name="Text_20_body"><text:bookmark text:name="r-3955348"/>Puis on utilise la commande <text:span text:style-name="Strong_20_Emphasis">git merge</text:span> : </text:p>
      <text:p text:style-name="P29"><text:bookmark text:name="r-3955349"/><text:span text:style-name="Example">git merge brancheB</text:span></text:p>
      <text:p text:style-name="Text_20_body"><text:bookmark text:name="r-3955350"/>Fusionner des branches est une pratique courante lorsque vous travaillez sur un projet : vous devez toujours chercher à remettre les modifications faites sur vos différentes branches dans la branche principale <text:span text:style-name="Strong_20_Emphasis">master</text:span>.  </text:p>
      <text:p text:style-name="P16"/>
      <text:h text:style-name="P27" text:outline-level="2"><text:span text:style-name="T17">3.3 </text:span>Résolvez un conflit</text:h>
      <text:p text:style-name="P9">Vous avez vu dans le chapitre précédent comment fusionner des branches. Nous avons utilisé un exemple assez simple où tout s'est bien passé. Mais il arrive très souvent qu'il y aie des conflits entre les deux branches qui empêchent de les fusionner, par exemple lorsque plusieurs personnes travaillent en même temps sur un même fichier.</text:p>
      <text:p text:style-name="P11"><text:soft-page-break/>A la suite d’un merge, résoudre le conflit consiste à analyser les 2 fichiers des 2 branches et choisir celui qui convient et à faire des modifications dans l’autre pour faire disparaître le conflit.</text:p>
      <text:p text:style-name="P11">Sudo git commit (sans message)</text:p>
      <text:h text:style-name="P28" text:outline-level="2"><text:span text:style-name="T18">3.4 </text:span>Retrouvez qui a fait une modification</text:h>
      <text:p text:style-name="P12">Sudo git blame « nom du fichier »</text:p>
      <text:p text:style-name="P12">sudo show « début du sha 8 car »</text:p>
      <text:h text:style-name="P25" text:outline-level="2"><text:span text:style-name="T19">3.5 </text:span>Ignorez des fichiers</text:h>
      <text:p text:style-name="P15"/>
      <text:p text:style-name="P13">Créer le fichier .gitignore et dans ce fichier établir la liste des fichiers que l’on souhaite ignorer.</text:p>
      <text:h text:style-name="P52" text:outline-level="2"><text:span text:style-name="T19">3.6 Eviter des commits superflus</text:span></text:h>
      <text:p text:style-name="P47">Sudo git stash</text:p>
      <text:p text:style-name="P47">Sudo git stash pop</text:p>
      <text:p text:style-name="P47">Sudo git stash apply</text:p>
      <text:h text:style-name="P52" text:outline-level="2"><text:span text:style-name="T19">3.7 Contribuer à des projets open source</text:span></text:h>
      <text:p text:style-name="P48">Fork (pour copier le projet sur mon compte)</text:p>
      <text:p text:style-name="P48">sudo git clone « url du projet »</text:p>
      <text:p text:style-name="P48">pull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header>
        <text:p text:style-name="Header"><text:page-number text:select-page="current">5</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1:42:41.728921626</meta:creation-date>
    <meta:print-date>2017-07-10T16:41:01.245985110</meta:print-date>
    <dc:date>2017-07-10T18:21:47.560656707</dc:date>
    <meta:editing-duration>PT6H40M9S</meta:editing-duration>
    <meta:editing-cycles>16</meta:editing-cycles>
    <meta:generator>LibreOffice/5.1.6.2$Linux_x86 LibreOffice_project/10m0$Build-2</meta:generator>
    <meta:document-statistic meta:table-count="0" meta:image-count="1" meta:object-count="0" meta:page-count="5" meta:paragraph-count="99" meta:word-count="1177" meta:character-count="6976" meta:non-whitespace-character-count="5911"/>
  </office:meta>
</office:document-meta>
</file>